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74557"/>
          <table:table-cell office:value-type="float" office:value="1.41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500.0"/>
          <table:table-cell office:value-type="float" office:value="209612.0"/>
          <table:table-cell office:value-type="float" office:value="810272.0"/>
          <table:table-cell office:value-type="float" office:value="142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75462"/>
          <table:table-cell office:value-type="float" office:value="1.40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500.0"/>
          <table:table-cell office:value-type="float" office:value="209612.0"/>
          <table:table-cell office:value-type="float" office:value="810273.0"/>
          <table:table-cell office:value-type="float" office:value="1435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77245"/>
          <table:table-cell office:value-type="float" office:value="1.44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500.0"/>
          <table:table-cell office:value-type="float" office:value="209612.0"/>
          <table:table-cell office:value-type="float" office:value="810272.0"/>
          <table:table-cell office:value-type="float" office:value="1430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.83715"/>
          <table:table-cell office:value-type="float" office:value="1.51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500.0"/>
          <table:table-cell office:value-type="float" office:value="209612.0"/>
          <table:table-cell office:value-type="float" office:value="810272.0"/>
          <table:table-cell office:value-type="float" office:value="1430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72363"/>
          <table:table-cell office:value-type="float" office:value="1.41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500.0"/>
          <table:table-cell office:value-type="float" office:value="209612.0"/>
          <table:table-cell office:value-type="float" office:value="810273.0"/>
          <table:table-cell office:value-type="float" office:value="1430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72017"/>
          <table:table-cell office:value-type="float" office:value="1.61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500.0"/>
          <table:table-cell office:value-type="float" office:value="238734.0"/>
          <table:table-cell office:value-type="float" office:value="920102.0"/>
          <table:table-cell office:value-type="float" office:value="159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9175"/>
          <table:table-cell office:value-type="float" office:value="1.62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500.0"/>
          <table:table-cell office:value-type="float" office:value="238734.0"/>
          <table:table-cell office:value-type="float" office:value="920102.0"/>
          <table:table-cell office:value-type="float" office:value="159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84765"/>
          <table:table-cell office:value-type="float" office:value="1.55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500.0"/>
          <table:table-cell office:value-type="float" office:value="238734.0"/>
          <table:table-cell office:value-type="float" office:value="920103.0"/>
          <table:table-cell office:value-type="float" office:value="1591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.70084"/>
          <table:table-cell office:value-type="float" office:value="1.59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00.0"/>
          <table:table-cell office:value-type="float" office:value="238734.0"/>
          <table:table-cell office:value-type="float" office:value="920104.0"/>
          <table:table-cell office:value-type="float" office:value="1594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58586"/>
          <table:table-cell office:value-type="float" office:value="1.4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500.0"/>
          <table:table-cell office:value-type="float" office:value="238734.0"/>
          <table:table-cell office:value-type="float" office:value="920104.0"/>
          <table:table-cell office:value-type="float" office:value="1597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516596"/>
          <table:table-cell office:value-type="float" office:value="0.44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50.0"/>
          <table:table-cell office:value-type="float" office:value="69482.0"/>
          <table:table-cell office:value-type="float" office:value="265763.0"/>
          <table:table-cell office:value-type="float" office:value="747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85659"/>
          <table:table-cell office:value-type="float" office:value="0.42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50.0"/>
          <table:table-cell office:value-type="float" office:value="69482.0"/>
          <table:table-cell office:value-type="float" office:value="265763.0"/>
          <table:table-cell office:value-type="float" office:value="693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536529"/>
          <table:table-cell office:value-type="float" office:value="0.49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50.0"/>
          <table:table-cell office:value-type="float" office:value="69482.0"/>
          <table:table-cell office:value-type="float" office:value="265763.0"/>
          <table:table-cell office:value-type="float" office:value="737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753688"/>
          <table:table-cell office:value-type="float" office:value="0.4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50.0"/>
          <table:table-cell office:value-type="float" office:value="69482.0"/>
          <table:table-cell office:value-type="float" office:value="265763.0"/>
          <table:table-cell office:value-type="float" office:value="748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719177"/>
          <table:table-cell office:value-type="float" office:value="0.4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250.0"/>
          <table:table-cell office:value-type="float" office:value="69482.0"/>
          <table:table-cell office:value-type="float" office:value="265763.0"/>
          <table:table-cell office:value-type="float" office:value="74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36615"/>
          <table:table-cell office:value-type="float" office:value="1.23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500.0"/>
          <table:table-cell office:value-type="float" office:value="193254.0"/>
          <table:table-cell office:value-type="float" office:value="747995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60504"/>
          <table:table-cell office:value-type="float" office:value="1.32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500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59496"/>
          <table:table-cell office:value-type="float" office:value="1.30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500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85006"/>
          <table:table-cell office:value-type="float" office:value="1.75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500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42739"/>
          <table:table-cell office:value-type="float" office:value="1.34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500.0"/>
          <table:table-cell office:value-type="float" office:value="193254.0"/>
          <table:table-cell office:value-type="float" office:value="747996.0"/>
          <table:table-cell office:value-type="float" office:value="1318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97297"/>
          <table:table-cell office:value-type="float" office:value="0.1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.0"/>
          <table:table-cell office:value-type="float" office:value="22011.0"/>
          <table:table-cell office:value-type="float" office:value="84382.0"/>
          <table:table-cell office:value-type="float" office:value="440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3349"/>
          <table:table-cell office:value-type="float" office:value="0.1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2011.0"/>
          <table:table-cell office:value-type="float" office:value="84382.0"/>
          <table:table-cell office:value-type="float" office:value="456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49094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0.0"/>
          <table:table-cell office:value-type="float" office:value="22011.0"/>
          <table:table-cell office:value-type="float" office:value="84382.0"/>
          <table:table-cell office:value-type="float" office:value="44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99553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.0"/>
          <table:table-cell office:value-type="float" office:value="22011.0"/>
          <table:table-cell office:value-type="float" office:value="84382.0"/>
          <table:table-cell office:value-type="float" office:value="44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32129"/>
          <table:table-cell office:value-type="float" office:value="0.2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.0"/>
          <table:table-cell office:value-type="float" office:value="22011.0"/>
          <table:table-cell office:value-type="float" office:value="84382.0"/>
          <table:table-cell office:value-type="float" office:value="445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